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b324" officeooo:paragraph-rsid="0014b324"/>
    </style:style>
    <style:style style:name="P2" style:family="paragraph" style:parent-style-name="Standard">
      <style:text-properties fo:font-weight="bold" officeooo:rsid="0014b324" officeooo:paragraph-rsid="0014b324" style:font-weight-asian="bold" style:font-weight-complex="bold"/>
    </style:style>
    <style:style style:name="P3" style:family="paragraph" style:parent-style-name="Standard">
      <style:text-properties fo:font-weight="bold" officeooo:rsid="0014b324" officeooo:paragraph-rsid="0014b324" style:font-weight-asian="bold" style:font-weight-complex="bold"/>
    </style:style>
    <style:style style:name="P4" style:family="paragraph" style:parent-style-name="Standard">
      <style:text-properties fo:font-weight="bold" officeooo:rsid="00185834" officeooo:paragraph-rsid="00185834" style:font-weight-asian="bold" style:font-weight-complex="bold"/>
    </style:style>
    <style:style style:name="P5" style:family="paragraph" style:parent-style-name="Standard">
      <style:text-properties fo:font-weight="normal" officeooo:rsid="0014b324" officeooo:paragraph-rsid="0014b324" style:font-weight-asian="normal" style:font-weight-complex="normal"/>
    </style:style>
    <style:style style:name="P6" style:family="paragraph" style:parent-style-name="Standard">
      <style:text-properties fo:font-weight="normal" officeooo:rsid="00185834" officeooo:paragraph-rsid="00185834" style:font-weight-asian="normal" style:font-weight-complex="normal"/>
    </style:style>
    <style:style style:name="T1" style:family="text">
      <style:text-properties officeooo:rsid="00167630"/>
    </style:style>
    <style:style style:name="T2" style:family="text">
      <style:text-properties officeooo:rsid="001ae0e0"/>
    </style:style>
    <style:style style:name="T3" style:family="text">
      <style:text-properties officeooo:rsid="001c73f2"/>
    </style:style>
    <style:style style:name="T4" style:family="text">
      <style:text-properties officeooo:rsid="001e12c7"/>
    </style:style>
    <style:style style:name="T5" style:family="text">
      <style:text-properties fo:font-weight="normal" officeooo:rsid="001feb47" style:font-weight-asian="normal" style:font-weight-complex="normal"/>
    </style:style>
    <style:style style:name="T6" style:family="text">
      <style:text-properties fo:font-weight="normal" officeooo:rsid="0020937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p>
      <text:p text:style-name="P2">Please describe an alternative method in which a NOP sled may be crafted which does not</text:p>
      <text:p text:style-name="P2">consist of using NO-OP instructions.</text:p>
      <text:p text:style-name="P2"/>
      <text:p text:style-name="P5">- <text:span text:style-name="T1">using an innocuous command that does not change necessary values instead of NOP</text:span></text:p>
      <text:p text:style-name="P5"><text:tab/><text:span text:style-name="T3">i.e., moving a register to itself, incrementing a process counter register, or jmping to the next line. These instructions would take more bytes to write completely than a NOP, but knowledge of the stack frame </text:span><text:span text:style-name="T4">can mitigate risks of overwriting important bytes.</text:span></text:p>
      <text:p text:style-name="P5"/>
      <text:p text:style-name="P5"/>
      <text:p text:style-name="P2"/>
      <text:p text:style-name="P1">1)</text:p>
      <text:p text:style-name="P2">A network enabled process forks a new process to handle each incoming connection. A forked child process shares the identical memory layout of its parent process and therefore shares the same canary value. The process provides feedback to the attacker that it has detected a stack smashing attempt. The attacker may craft packets of any byte length. At most how many attempts are required to guess the canary value when performing a buffer overflow against this process if it is protected by a 32-bit null-terminated canary? Describe the process. HINT: The answer is fewer than 2^24.</text:p>
      <text:p text:style-name="P4"/>
      <text:p text:style-name="P6">The maximum number of attempts needed to guess the canary value in a Linux system, where the kernel causes the least significant byte to always be 0x00, is 512 attempts. <text:span text:style-name="T2">Brute-forcing a canary entails trying all possible 2^8 or 256 values for each of the four bytes for a canary starting from the </text:span><text:span text:style-name="T3">most </text:span><text:span text:style-name="T2">significant </text:span><text:span text:style-name="T3">while rewriting the proper values for later bits. Correct guesses of 1 byte move the process along to the next byte until the entire canary is guessed. In the worst case, this results in a </text:span><text:span text:style-name="T2">total of 1024 guesses. When a stack-smashing error or crash is not detected for a given byte value, that value is kept and the nex</text:span><text:span text:style-name="T3">t greatest </text:span><text:span text:style-name="T2">byte begins to be incrementally overwritten. This process continues until all four bytes of the canary are found. Given that the first byte is known to be 0x00, the total number is decreased to 768 in the worst case.</text:span></text:p>
      <text:p text:style-name="P2"/>
      <text:p text:style-name="P1">4)</text:p>
      <text:p text:style-name="P2">A memory corruption attack is commonly used as an initial access vector. These types of attacks can be limited by multiple constraints. For this reason, they are commonly used to stage additional payloads. Discuss how a memory corruption attack can be used to enable further persistent access, communications and control after initial exploitation.</text:p>
      <text:p text:style-name="P2"/>
      <text:p text:style-name="P2">- <text:span text:style-name="T5">using consistent function or library offsets to allow persistent actions (using shell, obtaining ip, etc.)</text:span></text:p>
      <text:p text:style-name="P2"><text:span text:style-name="T5">- creating beacon or implant files through initial exploitation</text:span></text:p>
      <text:p text:style-name="P2"><text:span text:style-name="T5">- formation of ssh tunnels if limited remote </text:span><text:span text:style-name="T6">access</text:span></text:p>
      <text:p text:style-name="P2"><text:span text:style-name="T6">- control an application to perform a permanent path of execution given knowledge of target or what target contains</text:span></text:p>
      <text:p text:style-name="P2"/>
      <text:p text:style-name="P5">echo 0 | sudo tee /proc/sys/kernel/randomize_va_spa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1:15:58.365079770</meta:creation-date>
    <meta:generator>LibreOffice/7.3.7.2$Linux_X86_64 LibreOffice_project/30$Build-2</meta:generator>
    <dc:date>2023-06-17T16:45:51.347717957</dc:date>
    <meta:editing-duration>PT10M3S</meta:editing-duration>
    <meta:editing-cycles>2</meta:editing-cycles>
    <meta:document-statistic meta:table-count="0" meta:image-count="0" meta:object-count="0" meta:page-count="1" meta:paragraph-count="15" meta:word-count="443" meta:character-count="2652" meta:non-whitespace-character-count="2223"/>
  </office:meta>
</office:document-meta>
</file>